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83cm" fo:min-width="1.16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83cm" fo:min-width="6.121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615cm" fo:min-width="3.88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6cm" fo:min-width="3.265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615cm" fo:min-width="4.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143cm" svg:x="9.763cm" svg:y="6.969cm">
          <text:p text:style-name="P1">P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731cm" svg:height="1.143cm" svg:x="1.889cm" svg:y="3.794cm">
          <text:p text:style-name="P1">Temperatura de la Planch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7.858cm" svg:y1="5.064cm" svg:x2="9.636cm" svg:y2="6.969cm">
          <text:p/>
        </draw:line>
        <draw:custom-shape draw:style-name="gr4" draw:text-style-name="P1" draw:layer="layout" svg:width="4.699cm" svg:height="3.175cm" svg:x="13.573cm" svg:y="2.27cm">
          <text:p text:style-name="P1">Valor de temperatura dese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3.7cm" svg:y1="5.318cm" svg:x2="11.668cm" svg:y2="7.096cm">
          <text:p/>
        </draw:line>
        <draw:custom-shape draw:style-name="gr5" draw:text-style-name="P1" draw:layer="layout" svg:width="3.937cm" svg:height="1.778cm" svg:x="3.794cm" svg:y="10.398cm">
          <text:p text:style-name="P1">Señal PW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9.636cm" svg:y1="8.239cm" svg:x2="7.096cm" svg:y2="10.144cm">
          <text:p/>
        </draw:line>
        <draw:custom-shape draw:style-name="gr7" draw:text-style-name="P1" draw:layer="layout" svg:width="5.08cm" svg:height="3.175cm" svg:x="13.827cm" svg:y="10.398cm">
          <text:p text:style-name="P1">Datos para el grafico de temperatu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699cm" svg:height="3.175cm" svg:x="8.366cm" svg:y="10.398cm">
          <text:p text:style-name="P1">Valor de temperatura dese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0.706cm" svg:y1="8.339cm" svg:x2="10.706cm" svg:y2="10.244cm">
          <text:p/>
        </draw:line>
        <draw:line draw:style-name="gr6" draw:text-style-name="P2" draw:layer="layout" svg:x1="12.049cm" svg:y1="8.112cm" svg:x2="13.954cm" svg:y2="10.0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2T20:56:44.017900503</meta:creation-date>
    <dc:date>2023-05-22T21:18:32.145088467</dc:date>
    <meta:editing-duration>PT1M6S</meta:editing-duration>
    <meta:editing-cycles>1</meta:editing-cycles>
    <meta:document-statistic meta:object-count="11"/>
    <meta:generator>LibreOffice/7.3.7.2$Linux_X86_64 LibreOffice_project/30$Build-2</meta:generator>
  </office:meta>
</office:document-meta>
</file>